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6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cc00cc"/>
    </style:style>
    <style:style style:name="ce9" style:family="table-cell" style:parent-style-name="Default">
      <style:table-cell-properties fo:background-color="#661900"/>
    </style:style>
    <style:style style:name="ce10" style:family="table-cell" style:parent-style-name="Default">
      <style:table-cell-properties fo:background-color="#000000"/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WiringPi pin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onexió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Power (3.3V)</text:p>
          </table:table-cell>
          <table:table-cell table:style-name="ce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Power (5V)</text:p>
          </table:table-cell>
          <table:table-cell table:style-name="ce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GPIO 2 (I2C1_SDA)</text:p>
          </table:table-cell>
          <table:table-cell table:style-name="ce4" office:value-type="string" calcext:value-type="string">
            <text:p>I2C Interface</text:p>
          </table:table-cell>
          <table:table-cell table:style-name="ce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Power (5V)</text:p>
          </table:table-cell>
          <table:table-cell table:style-name="ce3" office:value-type="string" calcext:value-type="string">
            <text:p>5V EasyVR Shield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PIO 3 (I2C1_SCL)</text:p>
          </table:table-cell>
          <table:table-cell table:style-name="ce4" office:value-type="string" calcext:value-type="string">
            <text:p>I2C Interface</text:p>
          </table:table-cell>
          <table:table-cell table:style-name="ce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GND EasyVR Shield</text:p>
          </table:table-cell>
        </table:table-row>
        <table:table-row table:style-name="ro1"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GPIO 4 (GPCLK0)</text:p>
          </table:table-cell>
          <table:table-cell table:style-name="Default" table:number-columns-repeated="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GPIO 14 (UART_TXD)</text:p>
          </table:table-cell>
          <table:table-cell table:style-name="ce6" office:value-type="string" calcext:value-type="string">
            <text:p>UART Interface</text:p>
          </table:table-cell>
          <table:table-cell table:style-name="ce6" office:value-type="string" calcext:value-type="string">
            <text:p>TX EasyVR Shield (D13)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10" office:value-type="string" calcext:value-type="string">
            <text:p>GND</text:p>
          </table:table-cell>
          <table:table-cell table:style-name="ce5" office:value-type="string" calcext:value-type="string">
            <text:p>Ground</text:p>
          </table:table-cell>
          <table:table-cell table:style-name="ce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GPIO 15 (UART_RXD)</text:p>
          </table:table-cell>
          <table:table-cell table:style-name="ce6" office:value-type="string" calcext:value-type="string">
            <text:p>UART Interface</text:p>
          </table:table-cell>
          <table:table-cell table:style-name="ce6" office:value-type="string" calcext:value-type="string">
            <text:p>RX EasyVR Shield (D1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 17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Servo cuello Horizont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 1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Jack Audio O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 27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Servo cuello Vertical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Ground</text:p>
          </table:table-cell>
          <table:table-cell table:style-name="ce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 2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Servo brazo derech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 23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Servo brazo izquierdo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string" calcext:value-type="string">
            <text:p>3.3V</text:p>
          </table:table-cell>
          <table:table-cell table:style-name="ce2" office:value-type="string" calcext:value-type="string">
            <text:p>Power (3.3V)</text:p>
          </table:table-cell>
          <table:table-cell table:style-name="ce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 2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Motor derecho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GPIO 10 (SPI_MOSI)</text:p>
          </table:table-cell>
          <table:table-cell table:style-name="ce8" office:value-type="string" calcext:value-type="string">
            <text:p>SPI Interface</text:p>
          </table:table-cell>
          <table:table-cell table:style-name="ce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Ground</text:p>
          </table:table-cell>
          <table:table-cell table:style-name="ce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GPIO 9 (SPI_MISO)</text:p>
          </table:table-cell>
          <table:table-cell table:style-name="ce8" office:value-type="string" calcext:value-type="string">
            <text:p>SPI Interface</text:p>
          </table:table-cell>
          <table:table-cell table:style-name="ce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 25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Motor izquierdo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GPIO 11 (SPI_SCLK)</text:p>
          </table:table-cell>
          <table:table-cell table:style-name="ce8" office:value-type="string" calcext:value-type="string">
            <text:p>SPI Interface</text:p>
          </table:table-cell>
          <table:table-cell table:style-name="ce8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GPIO 8 (SPI_CE0)</text:p>
          </table:table-cell>
          <table:table-cell table:style-name="ce8" office:value-type="string" calcext:value-type="string">
            <text:p>SPI Interface</text:p>
          </table:table-cell>
          <table:table-cell table:style-name="ce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Ground</text:p>
          </table:table-cell>
          <table:table-cell table:style-name="ce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GPIO 7 (SPI_CE1)</text:p>
          </table:table-cell>
          <table:table-cell table:style-name="ce8" office:value-type="string" calcext:value-type="string">
            <text:p>SPI Interface</text:p>
          </table:table-cell>
          <table:table-cell table:style-name="ce8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/>
          <table:table-cell table:style-name="ce9" office:value-type="string" calcext:value-type="string">
            <text:p>ID_SD</text:p>
          </table:table-cell>
          <table:table-cell table:style-name="ce9" office:value-type="string" calcext:value-type="string">
            <text:p>ID EEPROM Interface</text:p>
          </table:table-cell>
          <table:table-cell table:style-name="ce9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/>
          <table:table-cell table:style-name="ce9" office:value-type="string" calcext:value-type="string">
            <text:p>ID_SC</text:p>
          </table:table-cell>
          <table:table-cell table:style-name="ce9" office:value-type="string" calcext:value-type="string">
            <text:p>ID EEPROM Interface</text:p>
          </table:table-cell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GPIO 5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Ground</text:p>
          </table:table-cell>
          <table:table-cell table:style-name="ce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GPIO 6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GPIO 12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Ground</text:p>
          </table:table-cell>
          <table:table-cell table:style-name="ce5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PIO 19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PIO 16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PIO 20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Ground</text:p>
          </table:table-cell>
          <table:table-cell table:style-name="ce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PIO 21</text:p>
          </table:table-cell>
          <table:table-cell office:value-type="string" calcext:value-type="string">
            <text:p>GPI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18:30:52.015688476</meta:creation-date>
    <dc:date>2014-12-06T20:13:40.044842678</dc:date>
    <meta:editing-duration>PT1H27M5S</meta:editing-duration>
    <meta:editing-cycles>4</meta:editing-cycles>
    <meta:generator>LibreOffice/4.2.7.2$Linux_X86_64 LibreOffice_project/420m0$Build-2</meta:generator>
    <meta:document-statistic meta:table-count="1" meta:cell-count="152" meta:object-count="0"/>
  </office:meta>
</office:document-meta>
</file>